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9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.5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4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Выборка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Вероятности </text:p>
          </table:table-cell>
          <table:table-cell table:style-name="ce4" office:value-type="string" calcext:value-type="string" table:number-columns-spanned="1" table:number-rows-spanned="2">
            <text:p>Теоретическая</text:p>
            <text:p>Вероятность </text:p>
          </table:table-cell>
          <table:table-cell table:style-name="ce1" office:value-type="string" calcext:value-type="string" table:number-columns-spanned="3" table:number-rows-spanned="1">
            <text:p>Объем выборки </text:p>
          </table:table-cell>
          <table:covered-table-cell table:number-columns-repeated="2" table:style-name="ce7"/>
          <table:table-cell table:number-columns-repeated="16379"/>
        </table:table-row>
        <table:table-row table:style-name="ro1">
          <table:covered-table-cell table:number-columns-repeated="2"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10<text:span text:style-name="T4">3</text:span></text:p>
          </table:table-cell>
          <table:table-cell office:value-type="string" calcext:value-type="string">
            <text:p>10<text:span text:style-name="T4">6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1">Появления нуля P</text:span><text:span text:style-name="T2">0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0.5007" calcext:value-type="float">
            <text:p>0,5007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Появления единицы P<text:span text:style-name="T3">1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0.5093" calcext:value-type="float">
            <text:p>0,5093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Единицы" table:style-name="ta1">
        <table:table-column table:style-name="co2" table:number-columns-repeated="16384" table:default-cell-style-name="ce9"/>
        <table:table-row table:style-name="ro3">
          <table:table-cell table:style-name="Default" office:value-type="string" calcext:value-type="string">
            <text:p>Биты</text:p>
          </table:table-cell>
          <table:table-cell table:style-name="Default" office:value-type="string" calcext:value-type="string">
            <text:p>Вероятность</text:p>
          </table:table-cell>
          <table:table-cell office:value-type="string" calcext:value-type="string">
            <text:p>Кол-во ед.</text:p>
          </table:table-cell>
          <table:table-cell office:value-type="string" calcext:value-type="string">
            <text:p>0 ед 2 бита</text:p>
          </table:table-cell>
          <table:table-cell office:value-type="string" calcext:value-type="string">
            <text:p>1 ед 2 бита</text:p>
          </table:table-cell>
          <table:table-cell office:value-type="string" calcext:value-type="string">
            <text:p>2 ед 2 бита</text:p>
          </table:table-cell>
          <table:table-cell table:number-columns-repeated="16378"/>
        </table:table-row>
        <table:table-row table:style-name="ro3">
          <table:table-cell table:style-name="ce8" office:value-type="string" calcext:value-type="string">
            <text:p>00</text:p>
          </table:table-cell>
          <table:table-cell office:value-type="float" office:value="0.250317" calcext:value-type="float">
            <text:p>0,250317</text:p>
          </table:table-cell>
          <table:table-cell table:formula="of:=LEN([.A2:.A29])-LEN(SUBSTITUTE([.A2:.A29]; &quot;1&quot;; &quot;&quot;))" office:value-type="float" office:value="0" calcext:value-type="float">
            <text:p>0</text:p>
          </table:table-cell>
          <table:table-cell table:formula="of:=[.B2]" office:value-type="float" office:value="0.250317" calcext:value-type="float">
            <text:p>0,250317</text:p>
          </table:table-cell>
          <table:table-cell table:formula="of:=[.B3]+[.B4]" office:value-type="float" office:value="0.499506" calcext:value-type="float">
            <text:p>0,499506</text:p>
          </table:table-cell>
          <table:table-cell table:formula="of:=[.B5]" office:value-type="float" office:value="0.250176" calcext:value-type="float">
            <text:p>0,250176</text:p>
          </table:table-cell>
          <table:table-cell table:number-columns-repeated="16378"/>
        </table:table-row>
        <table:table-row table:style-name="ro3">
          <table:table-cell table:style-name="ce8" office:value-type="string" calcext:value-type="string">
            <text:p>01</text:p>
          </table:table-cell>
          <table:table-cell office:value-type="float" office:value="0.249753" calcext:value-type="float">
            <text:p>0,249753</text:p>
          </table:table-cell>
          <table:table-cell table:formula="of:=LEN([.A3:.A30])-LEN(SUBSTITUTE([.A3:.A30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</text:p>
          </table:table-cell>
          <table:table-cell office:value-type="float" office:value="0.249753" calcext:value-type="float">
            <text:p>0,249753</text:p>
          </table:table-cell>
          <table:table-cell table:formula="of:=LEN([.A4:.A31])-LEN(SUBSTITUTE([.A4:.A31]; &quot;1&quot;; &quot;&quot;)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8"/>
        </table:table-row>
        <table:table-row table:style-name="ro3">
          <table:table-cell table:style-name="ce8" office:value-type="string" calcext:value-type="string">
            <text:p>11</text:p>
          </table:table-cell>
          <table:table-cell office:value-type="float" office:value="0.250176" calcext:value-type="float">
            <text:p>0,250176</text:p>
          </table:table-cell>
          <table:table-cell table:formula="of:=LEN([.A5:.A32])-LEN(SUBSTITUTE([.A5:.A32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Default" table:number-columns-repeated="3"/>
          <table:table-cell office:value-type="string" calcext:value-type="string">
            <text:p>0 ед 3 бита</text:p>
          </table:table-cell>
          <table:table-cell office:value-type="string" calcext:value-type="string">
            <text:p>1 ед 3 бита</text:p>
          </table:table-cell>
          <table:table-cell office:value-type="string" calcext:value-type="string">
            <text:p>2 ед 3 бита</text:p>
          </table:table-cell>
          <table:table-cell office:value-type="string" calcext:value-type="string">
            <text:p>3 ед 3 бита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000</text:p>
          </table:table-cell>
          <table:table-cell office:value-type="float" office:value="0.125421" calcext:value-type="float">
            <text:p>0,125421</text:p>
          </table:table-cell>
          <table:table-cell table:formula="of:=LEN([.A6:.A33])-LEN(SUBSTITUTE([.A6:.A33]; &quot;1&quot;; &quot;&quot;))" office:value-type="float" office:value="0" calcext:value-type="float">
            <text:p>0</text:p>
          </table:table-cell>
          <table:table-cell table:style-name="Default" table:formula="of:=[.B7]" office:value-type="float" office:value="0.125421" calcext:value-type="float">
            <text:p>0,125421</text:p>
          </table:table-cell>
          <table:table-cell table:style-name="Default" table:formula="of:=[.B8]+[.B9]+[.B11]" office:value-type="float" office:value="0.374625" calcext:value-type="float">
            <text:p>0,374625</text:p>
          </table:table-cell>
          <table:table-cell table:style-name="Default" table:formula="of:=[.B10]+[.B12]+[.B13]" office:value-type="float" office:value="0.374695" calcext:value-type="float">
            <text:p>0,374695</text:p>
          </table:table-cell>
          <table:table-cell table:formula="of:=[.B14]" office:value-type="float" office:value="0.125257" calcext:value-type="float">
            <text:p>0,125257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001</text:p>
          </table:table-cell>
          <table:table-cell office:value-type="float" office:value="0.124895" calcext:value-type="float">
            <text:p>0,124895</text:p>
          </table:table-cell>
          <table:table-cell table:formula="of:=LEN([.A7:.A34])-LEN(SUBSTITUTE([.A7:.A34]; &quot;1&quot;; &quot;&quot;)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8"/>
        </table:table-row>
        <table:table-row table:style-name="ro3">
          <table:table-cell table:style-name="ce8" office:value-type="string" calcext:value-type="string">
            <text:p>010</text:p>
          </table:table-cell>
          <table:table-cell office:value-type="float" office:value="0.124834" calcext:value-type="float">
            <text:p>0,124834</text:p>
          </table:table-cell>
          <table:table-cell table:formula="of:=LEN([.A8:.A35])-LEN(SUBSTITUTE([.A8:.A35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</text:p>
          </table:table-cell>
          <table:table-cell office:value-type="float" office:value="0.124919" calcext:value-type="float">
            <text:p>0,124919</text:p>
          </table:table-cell>
          <table:table-cell table:formula="of:=LEN([.A9:.A36])-LEN(SUBSTITUTE([.A9:.A36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</text:p>
          </table:table-cell>
          <table:table-cell office:value-type="float" office:value="0.124896" calcext:value-type="float">
            <text:p>0,124896</text:p>
          </table:table-cell>
          <table:table-cell table:formula="of:=LEN([.A10:.A37])-LEN(SUBSTITUTE([.A10:.A37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</text:p>
          </table:table-cell>
          <table:table-cell office:value-type="float" office:value="0.124857" calcext:value-type="float">
            <text:p>0,124857</text:p>
          </table:table-cell>
          <table:table-cell table:formula="of:=LEN([.A11:.A38])-LEN(SUBSTITUTE([.A11:.A38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</text:p>
          </table:table-cell>
          <table:table-cell office:value-type="float" office:value="0.124919" calcext:value-type="float">
            <text:p>0,124919</text:p>
          </table:table-cell>
          <table:table-cell table:formula="of:=LEN([.A12:.A39])-LEN(SUBSTITUTE([.A12:.A39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</text:p>
          </table:table-cell>
          <table:table-cell office:value-type="float" office:value="0.125257" calcext:value-type="float">
            <text:p>0,125257</text:p>
          </table:table-cell>
          <table:table-cell table:formula="of:=LEN([.A13:.A40])-LEN(SUBSTITUTE([.A13:.A40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Default" table:number-columns-repeated="3"/>
          <table:table-cell office:value-type="string" calcext:value-type="string">
            <text:p>0 ед 4 бита</text:p>
          </table:table-cell>
          <table:table-cell office:value-type="string" calcext:value-type="string">
            <text:p>1 ед 4 бита</text:p>
          </table:table-cell>
          <table:table-cell office:value-type="string" calcext:value-type="string">
            <text:p>2 ед 4 бита</text:p>
          </table:table-cell>
          <table:table-cell office:value-type="string" calcext:value-type="string">
            <text:p>3 ед 4 бита</text:p>
          </table:table-cell>
          <table:table-cell office:value-type="string" calcext:value-type="string">
            <text:p>4 ед 4 бита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0000</text:p>
          </table:table-cell>
          <table:table-cell office:value-type="float" office:value="0.062931" calcext:value-type="float">
            <text:p>0,062931</text:p>
          </table:table-cell>
          <table:table-cell table:formula="of:=LEN([.A14:.A41])-LEN(SUBSTITUTE([.A14:.A41]; &quot;1&quot;; &quot;&quot;))" office:value-type="float" office:value="0" calcext:value-type="float">
            <text:p>0</text:p>
          </table:table-cell>
          <table:table-cell table:formula="of:=[.B16]" office:value-type="float" office:value="0.062931" calcext:value-type="float">
            <text:p>0,062931</text:p>
          </table:table-cell>
          <table:table-cell table:formula="of:=[.B17]+[.B18]+[.B20]+[.B24]" office:value-type="float" office:value="0.249709" calcext:value-type="float">
            <text:p>0,249709</text:p>
          </table:table-cell>
          <table:table-cell table:formula="of:=[.B19]+[.B21]+[.B22]+[.B25]+[.B26]+[.B28]" office:value-type="float" office:value="0.374917" calcext:value-type="float">
            <text:p>0,374917</text:p>
          </table:table-cell>
          <table:table-cell table:formula="of:=[.B23]+[.B27]+[.B29]+[.B30]" office:value-type="float" office:value="0.249589" calcext:value-type="float">
            <text:p>0,249589</text:p>
          </table:table-cell>
          <table:table-cell table:formula="of:=[.B31]" office:value-type="float" office:value="0.062851" calcext:value-type="float">
            <text:p>0,062851</text:p>
          </table:table-cell>
          <table:table-cell table:number-columns-repeated="16376"/>
        </table:table-row>
        <table:table-row table:style-name="ro3">
          <table:table-cell table:style-name="ce8" office:value-type="string" calcext:value-type="string">
            <text:p>0001</text:p>
          </table:table-cell>
          <table:table-cell office:value-type="float" office:value="0.062489" calcext:value-type="float">
            <text:p>0,062489</text:p>
          </table:table-cell>
          <table:table-cell table:formula="of:=LEN([.A15:.A42])-LEN(SUBSTITUTE([.A15:.A42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010</text:p>
          </table:table-cell>
          <table:table-cell office:value-type="float" office:value="0.062468" calcext:value-type="float">
            <text:p>0,062468</text:p>
          </table:table-cell>
          <table:table-cell table:formula="of:=LEN([.A16:.A43])-LEN(SUBSTITUTE([.A16:.A43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011</text:p>
          </table:table-cell>
          <table:table-cell office:value-type="float" office:value="0.062427" calcext:value-type="float">
            <text:p>0,062427</text:p>
          </table:table-cell>
          <table:table-cell table:formula="of:=LEN([.A17:.A44])-LEN(SUBSTITUTE([.A17:.A44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00</text:p>
          </table:table-cell>
          <table:table-cell office:value-type="float" office:value="0.062262" calcext:value-type="float">
            <text:p>0,062262</text:p>
          </table:table-cell>
          <table:table-cell table:formula="of:=LEN([.A18:.A45])-LEN(SUBSTITUTE([.A18:.A45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01</text:p>
          </table:table-cell>
          <table:table-cell office:value-type="float" office:value="0.062572" calcext:value-type="float">
            <text:p>0,062572</text:p>
          </table:table-cell>
          <table:table-cell table:formula="of:=LEN([.A19:.A46])-LEN(SUBSTITUTE([.A19:.A46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0</text:p>
          </table:table-cell>
          <table:table-cell office:value-type="float" office:value="0.062513" calcext:value-type="float">
            <text:p>0,062513</text:p>
          </table:table-cell>
          <table:table-cell table:formula="of:=LEN([.A20:.A47])-LEN(SUBSTITUTE([.A20:.A47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0111</text:p>
          </table:table-cell>
          <table:table-cell office:value-type="float" office:value="0.062406" calcext:value-type="float">
            <text:p>0,062406</text:p>
          </table:table-cell>
          <table:table-cell table:formula="of:=LEN([.A21:.A48])-LEN(SUBSTITUTE([.A21:.A48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0</text:p>
          </table:table-cell>
          <table:table-cell office:value-type="float" office:value="0.06249" calcext:value-type="float">
            <text:p>0,06249</text:p>
          </table:table-cell>
          <table:table-cell table:formula="of:=LEN([.A22:.A49])-LEN(SUBSTITUTE([.A22:.A49]; &quot;1&quot;; &quot;&quot;))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01</text:p>
          </table:table-cell>
          <table:table-cell office:value-type="float" office:value="0.062406" calcext:value-type="float">
            <text:p>0,062406</text:p>
          </table:table-cell>
          <table:table-cell table:formula="of:=LEN([.A23:.A50])-LEN(SUBSTITUTE([.A23:.A50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0</text:p>
          </table:table-cell>
          <table:table-cell office:value-type="float" office:value="0.062365" calcext:value-type="float">
            <text:p>0,062365</text:p>
          </table:table-cell>
          <table:table-cell table:formula="of:=LEN([.A24:.A51])-LEN(SUBSTITUTE([.A24:.A51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011</text:p>
          </table:table-cell>
          <table:table-cell office:value-type="float" office:value="0.062492" calcext:value-type="float">
            <text:p>0,062492</text:p>
          </table:table-cell>
          <table:table-cell table:formula="of:=LEN([.A25:.A52])-LEN(SUBSTITUTE([.A25:.A52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0</text:p>
          </table:table-cell>
          <table:table-cell office:value-type="float" office:value="0.062634" calcext:value-type="float">
            <text:p>0,062634</text:p>
          </table:table-cell>
          <table:table-cell table:formula="of:=LEN([.A26:.A53])-LEN(SUBSTITUTE([.A26:.A53]; &quot;1&quot;; &quot;&quot;))" office:value-type="float" office:value="2" calcext:value-type="float">
            <text:p>2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01</text:p>
          </table:table-cell>
          <table:table-cell office:value-type="float" office:value="0.062285" calcext:value-type="float">
            <text:p>0,062285</text:p>
          </table:table-cell>
          <table:table-cell table:formula="of:=LEN([.A27:.A54])-LEN(SUBSTITUTE([.A27:.A54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0</text:p>
          </table:table-cell>
          <table:table-cell office:value-type="float" office:value="0.062406" calcext:value-type="float">
            <text:p>0,062406</text:p>
          </table:table-cell>
          <table:table-cell table:formula="of:=LEN([.A28:.A55])-LEN(SUBSTITUTE([.A28:.A55]; &quot;1&quot;; &quot;&quot;))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>
            <text:p>1111</text:p>
          </table:table-cell>
          <table:table-cell office:value-type="float" office:value="0.062851" calcext:value-type="float">
            <text:p>0,062851</text:p>
          </table:table-cell>
          <table:table-cell table:formula="of:=LEN([.A29:.A56])-LEN(SUBSTITUTE([.A29:.A56]; &quot;1&quot;; &quot;&quot;))" office:value-type="float" office:value="4" calcext:value-type="float">
            <text:p>4</text:p>
          </table:table-cell>
          <table:table-cell table:number-columns-repeated="16381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аскирование" table:style-name="ta1">
        <table:shapes>
          <draw:frame draw:z-index="0" draw:style-name="gr1" draw:text-style-name="P1" svg:width="31.405cm" svg:height="8.735cm" svg:x="13.222cm" svg:y="0.312cm">
            <draw:object draw:notify-on-update-of-ranges="Маскирование.A2:Маскирование.A257 Маскирование.B1:Маскирование.B1 Маскирование.B2:Маскирование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16380" table:default-cell-style-name="ce14"/>
        <table:table-row table:style-name="ro1">
          <table:table-cell table:style-name="ce3" office:value-type="string" calcext:value-type="string">
            <text:p>N<text:span text:style-name="T3">s</text:span></text:p>
          </table:table-cell>
          <table:table-cell table:style-name="ce3" office:value-type="string" calcext:value-type="string">
            <text:p>P<text:span text:style-name="T3">unmask</text:span></text:p>
          </table:table-cell>
          <table:table-cell table:style-name="ce3" office:value-type="string" calcext:value-type="string">
            <text:p>P<text:span text:style-name="T3">mask</text:span></text:p>
          </table:table-cell>
          <table:table-cell table:style-name="ce3" office:value-type="string" calcext:value-type="string">
            <text:p>P<text:span text:style-name="T3">predominance</text:span></text:p>
          </table:table-cell>
          <table:table-cell table:number-columns-repeated="10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425836" calcext:value-type="float">
            <text:p>0,00425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59903" calcext:value-type="float">
            <text:p>0,00459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office:value-type="float" office:value="0.02446" calcext:value-type="float">
            <text:p>0,02446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office:value-type="float" office:value="0.02446" calcext:value-type="float">
            <text:p>0,02446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08803" calcext:value-type="float">
            <text:p>0,004088</text:p>
          </table:table-cell>
          <table:table-cell table:style-name="Default">
            <draw:frame draw:z-index="1" draw:style-name="gr1" draw:text-style-name="P1" svg:width="31.525cm" svg:height="9.047cm" svg:x="2.23cm" svg:y="0.083cm">
              <draw:object draw:notify-on-update-of-ranges="Маскирование.A2:Маскирование.A257 Маскирование.C1:Маскирование.C1 Маскирование.C2:Маскирование.C25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76937" calcext:value-type="float">
            <text:p>0,00476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309" calcext:value-type="float">
            <text:p>0,004531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9903" calcext:value-type="float">
            <text:p>0,004599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0449" calcext:value-type="float">
            <text:p>0,003304</text:p>
          </table:table-cell>
          <table:table-cell table:style-name="Default"/>
          <table:table-cell table:style-name="Default">
            <draw:frame draw:z-index="2" draw:style-name="gr1" draw:text-style-name="P1" svg:width="31.461cm" svg:height="9.048cm" svg:x="0.036cm" svg:y="0cm">
              <draw:object draw:notify-on-update-of-ranges="Маскирование.A2:Маскирование.A257 Маскирование.D1:Маскирование.D1 Маскирование.C2:Маскирование.C25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office:value-type="float" office:value="0.0747087" calcext:value-type="float">
            <text:p>0,074709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office:value-type="float" office:value="0.00207808" calcext:value-type="float">
            <text:p>0,002078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office:value-type="float" office:value="0.000545071" calcext:value-type="float">
            <text:p>0,000545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25836" calcext:value-type="float">
            <text:p>0,00425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3856" calcext:value-type="float">
            <text:p>0,00333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office:value-type="float" office:value="0.000102201" calcext:value-type="float">
            <text:p>0,000102</text:p>
          </table:table-cell>
          <table:table-cell table:number-columns-repeated="2"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66717" calcext:value-type="float">
            <text:p>0,00466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office:value-type="float" office:value="0.00817606" calcext:value-type="float">
            <text:p>0,008176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office:value-type="float" office:value="0.00160114" calcext:value-type="float">
            <text:p>0,001601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office:value-type="float" office:value="0.00562104" calcext:value-type="float">
            <text:p>0,005621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27042" calcext:value-type="float">
            <text:p>0,003270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20229" calcext:value-type="float">
            <text:p>0,00320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49683" calcext:value-type="float">
            <text:p>0,00449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office:value-type="float" office:value="0.000238468" calcext:value-type="float">
            <text:p>0,000238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66717" calcext:value-type="float">
            <text:p>0,00466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office:value-type="float" office:value="0.000102201" calcext:value-type="float">
            <text:p>0,000102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90563" calcext:value-type="float">
            <text:p>0,00490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49683" calcext:value-type="float">
            <text:p>0,00449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06602" calcext:value-type="float">
            <text:p>0,00306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13416" calcext:value-type="float">
            <text:p>0,003134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office:value-type="float" office:value="0.0190775" calcext:value-type="float">
            <text:p>0,019078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office:value-type="float" office:value="0.021905" calcext:value-type="float">
            <text:p>0,021905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office:value-type="float" office:value="0.024971" calcext:value-type="float">
            <text:p>0,024971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office:value-type="float" office:value="0.0125707" calcext:value-type="float">
            <text:p>0,012571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office:value-type="float" office:value="0.000238468" calcext:value-type="float">
            <text:p>0,000238</text:p>
          </table:table-cell>
          <table:table-cell table:number-columns-repeated="2"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office:value-type="float" office:value="0.00507597" calcext:value-type="float">
            <text:p>0,005076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office:value-type="float" office:value="0.00126048" calcext:value-type="float">
            <text:p>0,00126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office:value-type="float" office:value="0.00555291" calcext:value-type="float">
            <text:p>0,005553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office:value-type="float" office:value="0.000511004" calcext:value-type="float">
            <text:p>0,000511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office:value-type="float" office:value="0.00834639" calcext:value-type="float">
            <text:p>0,008346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97377" calcext:value-type="float">
            <text:p>0,00497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office:value-type="float" office:value="0.00923213" calcext:value-type="float">
            <text:p>0,009232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office:value-type="float" office:value="0.000783539" calcext:value-type="float">
            <text:p>0,000784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office:value-type="float" office:value="0.0102201" calcext:value-type="float">
            <text:p>0,01022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office:value-type="float" office:value="0.000817606" calcext:value-type="float">
            <text:p>0,000818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36056" calcext:value-type="float">
            <text:p>0,00436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office:value-type="float" office:value="0.00160114" calcext:value-type="float">
            <text:p>0,001601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office:value-type="float" office:value="0.00241875" calcext:value-type="float">
            <text:p>0,002419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office:value-type="float" office:value="0.000374736" calcext:value-type="float">
            <text:p>0,000375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office:value-type="float" office:value="0.000374736" calcext:value-type="float">
            <text:p>0,000375</text:p>
          </table:table-cell>
          <table:table-cell office:value-type="float" office:value="0.00327042" calcext:value-type="float">
            <text:p>0,003270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office:value-type="float" office:value="0.000681338" calcext:value-type="float">
            <text:p>0,000681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office:value-type="float" office:value="0.00289569" calcext:value-type="float">
            <text:p>0,002896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office:value-type="float" office:value="0.000783539" calcext:value-type="float">
            <text:p>0,000784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office:value-type="float" office:value="0.00170335" calcext:value-type="float">
            <text:p>0,001703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office:value-type="float" office:value="0.00190775" calcext:value-type="float">
            <text:p>0,001908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office:value-type="float" office:value="0.00109014" calcext:value-type="float">
            <text:p>0,00109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office:value-type="float" office:value="0.00258908" calcext:value-type="float">
            <text:p>0,002589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office:value-type="float" office:value="0.00115827" calcext:value-type="float">
            <text:p>0,001158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office:value-type="float" office:value="0.000238468" calcext:value-type="float">
            <text:p>0,000238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office:value-type="float" office:value="0.000272535" calcext:value-type="float">
            <text:p>0,000273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56497" calcext:value-type="float">
            <text:p>0,00456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office:value-type="float" office:value="0.000511004" calcext:value-type="float">
            <text:p>0,000511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office:value-type="float" office:value="0.000204401" calcext:value-type="float">
            <text:p>0,000204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office:value-type="float" office:value="0.000170335" calcext:value-type="float">
            <text:p>0,00017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59903" calcext:value-type="float">
            <text:p>0,00459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office:value-type="float" office:value="0.00088574" calcext:value-type="float">
            <text:p>0,000886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office:value-type="float" office:value="0.0328064" calcext:value-type="float">
            <text:p>0,032806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5309" calcext:value-type="float">
            <text:p>0,00453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office:value-type="float" office:value="0.00667711" calcext:value-type="float">
            <text:p>0,006677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office:value-type="float" office:value="0.0177148" calcext:value-type="float">
            <text:p>0,017715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office:value-type="float" office:value="0.00769912" calcext:value-type="float">
            <text:p>0,007699</text:p>
          </table:table-cell>
          <table:table-cell office:value-type="float" office:value="0.00459903" calcext:value-type="float">
            <text:p>0,004599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office:value-type="float" office:value="0.0140696" calcext:value-type="float">
            <text:p>0,01407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office:value-type="float" office:value="0.0350208" calcext:value-type="float">
            <text:p>0,035021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45309" calcext:value-type="float">
            <text:p>0,00453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office:value-type="float" office:value="0.00333856" calcext:value-type="float">
            <text:p>0,003339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office:value-type="float" office:value="0.00793759" calcext:value-type="float">
            <text:p>0,007938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office:value-type="float" office:value="0.0211215" calcext:value-type="float">
            <text:p>0,021122</text:p>
          </table:table-cell>
          <table:table-cell office:value-type="float" office:value="0.00344076" calcext:value-type="float">
            <text:p>0,003441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office:value-type="float" office:value="0.00691558" calcext:value-type="float">
            <text:p>0,006916</text:p>
          </table:table-cell>
          <table:table-cell office:value-type="float" office:value="0.0046331" calcext:value-type="float">
            <text:p>0,004633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office:value-type="float" office:value="0.0131839" calcext:value-type="float">
            <text:p>0,013184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office:value-type="float" office:value="0.0219391" calcext:value-type="float">
            <text:p>0,021939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office:value-type="float" office:value="0.0114465" calcext:value-type="float">
            <text:p>0,011447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office:value-type="float" office:value="0.0258568" calcext:value-type="float">
            <text:p>0,025857</text:p>
          </table:table-cell>
          <table:table-cell office:value-type="float" office:value="0.00439463" calcext:value-type="float">
            <text:p>0,004395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office:value-type="float" office:value="0.0404034" calcext:value-type="float">
            <text:p>0,040403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office:value-type="float" office:value="0.0106289" calcext:value-type="float">
            <text:p>0,010629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33856" calcext:value-type="float">
            <text:p>0,00333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6497" calcext:value-type="float">
            <text:p>0,004565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4076" calcext:value-type="float">
            <text:p>0,003441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9463" calcext:value-type="float">
            <text:p>0,004395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87157" calcext:value-type="float">
            <text:p>0,00487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office:value-type="float" office:value="0.299346" calcext:value-type="float">
            <text:p>0,299346</text:p>
          </table:table-cell>
          <table:table-cell office:value-type="float" office:value="0.00497377" calcext:value-type="float">
            <text:p>0,00497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office:value-type="float" office:value="0.127887" calcext:value-type="float">
            <text:p>0,127887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5616" calcext:value-type="float">
            <text:p>0,004156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56497" calcext:value-type="float">
            <text:p>0,00456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9397" calcext:value-type="float">
            <text:p>0,004940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36056" calcext:value-type="float">
            <text:p>0,00436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table:style-name="ce15" table:formula="of:=SUM([.B2:.B257])" office:value-type="float" office:value="0.9999999214" calcext:value-type="float">
            <text:p>1,00</text:p>
          </table:table-cell>
          <table:table-cell table:style-name="ce15" table:formula="of:=SUM([.C2:.C257])" office:value-type="float" office:value="1.00000012" calcext:value-type="float">
            <text:p>1,00</text:p>
          </table:table-cell>
          <table:table-cell table:number-columns-repeated="11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SCII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</text:p>
          </table:table-cell>
          <table:table-cell table:number-columns-repeated="16364"/>
        </table:table-row>
        <table:table-row table:style-name="ro1" table:number-rows-repeated="256">
          <table:table-cell table:number-columns-repeated="15"/>
          <table:table-cell table:style-name="Default"/>
          <table:table-cell table:number-columns-repeated="16368"/>
        </table:table-row>
        <table:table-row table:style-name="ro1" table:number-rows-repeated="10480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5:47:37.0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2:32:23.910000000</meta:creation-date>
    <dc:date>2024-04-17T15:46:36.662000000</dc:date>
    <meta:editing-duration>PT2H20M9S</meta:editing-duration>
    <meta:editing-cycles>31</meta:editing-cycles>
    <meta:generator>LibreOffice/24.2.0.3$Windows_X86_64 LibreOffice_project/da48488a73ddd66ea24cf16bbc4f7b9c08e9bea1</meta:generator>
    <meta:document-statistic meta:table-count="3" meta:cell-count="116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06cm" svg:height="8.736cm" xlink:href=".." xlink:type="simple" chart:class="chart:bar" chart:style-name="ch1">
        <chart:legend chart:legend-position="end" svg:x="29.222cm" svg:y="4.069cm" style:legend-expansion="high" chart:style-name="ch2"/>
        <chart:plot-area chart:style-name="ch3" table:cell-range-address="Маскирование.A1:Маскирование.B257" chart:data-source-has-labels="both" svg:x="0.628cm" svg:y="0.174cm" svg:width="27.966cm" svg:height="8.388cm">
          <chart:coordinate-region svg:x="2.308cm" svg:y="0.374cm" svg:width="26.286cm" svg:height="7.264cm"/>
          <chart:axis chart:dimension="x" chart:name="primary-x" chart:style-name="ch4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Маскирование.B2:Маскирование.B257" chart:label-cell-address="Маскирование.B1:Маскирование.B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nmask</text:p>
                <draw:g>
                  <svg:desc>Маскирование.B1:Маскирование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">
                <text:p>0</text:p>
                <draw:g>
                  <svg:desc>Маскирование.B2:Маскирование.B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446">
                <text:p>0.024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446">
                <text:p>0.024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47087">
                <text:p>0.07470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07808">
                <text:p>0.002078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545071">
                <text:p>0.0005450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102201">
                <text:p>0.0001022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817606">
                <text:p>0.008176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60114">
                <text:p>0.001601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562104">
                <text:p>0.005621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102201">
                <text:p>0.0001022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90775">
                <text:p>0.019077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21905">
                <text:p>0.0219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4971">
                <text:p>0.02497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125707">
                <text:p>0.012570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507597">
                <text:p>0.0050759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126048">
                <text:p>0.0012604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555291">
                <text:p>0.0055529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511004">
                <text:p>0.00051100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834639">
                <text:p>0.008346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923213">
                <text:p>0.009232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783539">
                <text:p>0.00078353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102201">
                <text:p>0.01022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817606">
                <text:p>0.0008176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60114">
                <text:p>0.001601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241875">
                <text:p>0.002418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374736">
                <text:p>0.00037473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374736">
                <text:p>0.0003747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681338">
                <text:p>0.00068133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289569">
                <text:p>0.002895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783539">
                <text:p>0.0007835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170335">
                <text:p>0.0017033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190775">
                <text:p>0.001907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109014">
                <text:p>0.001090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258908">
                <text:p>0.0025890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115827">
                <text:p>0.0011582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272535">
                <text:p>0.00027253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511004">
                <text:p>0.0005110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204401">
                <text:p>0.0002044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170335">
                <text:p>0.00017033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88574">
                <text:p>0.0008857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328064">
                <text:p>0.032806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667711">
                <text:p>0.0066771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177148">
                <text:p>0.017714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769912">
                <text:p>0.007699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140696">
                <text:p>0.014069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350208">
                <text:p>0.035020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33856">
                <text:p>0.0033385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793759">
                <text:p>0.007937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211215">
                <text:p>0.021121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691558">
                <text:p>0.0069155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131839">
                <text:p>0.013183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219391">
                <text:p>0.021939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114465">
                <text:p>0.011446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258568">
                <text:p>0.025856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04034">
                <text:p>0.040403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106289">
                <text:p>0.01062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299346">
                <text:p>0.29934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127887">
                <text:p>0.127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9.048cm" xlink:href=".." xlink:type="simple" chart:class="chart:bar" chart:style-name="ch1">
        <chart:legend chart:legend-position="end" svg:x="29.739cm" svg:y="4.225cm" style:legend-expansion="high" chart:style-name="ch2"/>
        <chart:plot-area chart:style-name="ch3" table:cell-range-address="Маскирование.A2:Маскирование.A257 Маскирование.C1:Маскирование.C257" chart:data-source-has-labels="both" svg:x="0.63cm" svg:y="0.18cm" svg:width="28.479cm" svg:height="8.688cm">
          <chart:coordinate-region svg:x="2.31cm" svg:y="0.379cm" svg:width="26.799cm" svg:height="7.565cm"/>
          <chart:axis chart:dimension="x" chart:name="primary-x" chart:style-name="ch4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Маскирование.C2:Маскирование.C257" chart:label-cell-address="Маскирование.C1:Маскирование.C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ask</text:p>
                <draw:g>
                  <svg:desc>Маскирование.C1:Маскирование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.0040199">
                <text:p>0.0040199</text:p>
                <draw:g>
                  <svg:desc>Маскирование.C2:Маскирование.C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5309">
                <text:p>0.0045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13416">
                <text:p>0.003134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6331">
                <text:p>0.00463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456497">
                <text:p>0.004564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497377">
                <text:p>0.004973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15616">
                <text:p>0.004156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9397">
                <text:p>0.004939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71329">
                <text:p>0.00371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62cm" svg:height="9.049cm" xlink:href=".." xlink:type="simple" chart:class="chart:bar" chart:style-name="ch1">
        <chart:legend chart:legend-position="end" svg:x="28.299cm" svg:y="4.225cm" style:legend-expansion="high" chart:style-name="ch2"/>
        <chart:plot-area chart:style-name="ch3" table:cell-range-address="Маскирование.A2:Маскирование.A257 Маскирование.D1:Маскирование.D1 Маскирование.C2:Маскирование.C257" chart:data-source-has-labels="both" svg:x="0.629cm" svg:y="0.18cm" svg:width="27.041cm" svg:height="8.689cm">
          <chart:coordinate-region svg:x="2.309cm" svg:y="0.379cm" svg:width="25.361cm" svg:height="7.565cm"/>
          <chart:axis chart:dimension="x" chart:name="primary-x" chart:style-name="ch4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Маскирование.C2:Маскирование.C257" chart:label-cell-address="Маскирование.D1:Маскирование.D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predominance</text:p>
                <draw:g>
                  <svg:desc>Маскирование.D1:Маскирование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.0040199">
                <text:p>0.0040199</text:p>
                <draw:g>
                  <svg:desc>Маскирование.C2:Маскирование.C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5309">
                <text:p>0.0045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13416">
                <text:p>0.003134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6331">
                <text:p>0.00463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456497">
                <text:p>0.004564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497377">
                <text:p>0.004973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15616">
                <text:p>0.004156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9397">
                <text:p>0.004939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71329">
                <text:p>0.003713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